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950E"/>
    </style:style>
    <style:style style:name="ce4" style:family="table-cell" style:parent-style-name="Default" style:data-style-name="N0">
      <style:table-cell-properties fo:background-color="#FF950E"/>
    </style:style>
    <style:style style:name="ce5" style:family="table-cell" style:parent-style-name="Default" style:data-style-name="N0">
      <style:text-properties fo:color="#DC2300"/>
    </style:style>
    <style:style style:name="ce6" style:family="table-cell" style:parent-style-name="Default" style:data-style-name="N0">
      <style:table-cell-properties fo:background-color="#FF420E"/>
    </style:style>
    <style:style style:name="co1" style:family="table-column">
      <style:table-column-properties fo:break-before="auto" style:column-width="18.0445833333333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name="Chart " svg:x="3.83333in" svg:y="3.78125in" svg:width="4.4375in" svg:height="1.65625in" style:rel-width="scale" style:rel-height="scale">
            <draw:object xlink:href="Object 1/" xlink:type="simple" xlink:show="embed" xlink:actuate="onLoad"/>
            <svg:title/>
            <svg:desc/>
          </draw:frame>
          <draw:frame draw:name="Elements/sec per N Threads" svg:x="0.03125in" svg:y="2.1875in" svg:width="6.29167in" svg:height="3.54167in" style:rel-width="scale" style:rel-height="scale">
            <draw:object xlink:href="Object 2/" xlink:type="simple" xlink:show="embed" xlink:actuate="onLoad"/>
            <svg:title/>
            <svg:desc/>
          </draw:frame>
          <draw:frame draw:name="art " svg:x="14.01042in" svg:y="7.01042in" svg:width="6.29167in" svg:height="3in" style:rel-width="scale" style:rel-height="scale">
            <draw:object xlink:href="Object 3/" xlink:type="simple" xlink:show="embed" xlink:actuate="onLoad"/>
            <svg:title/>
            <svg:desc/>
          </draw:frame>
          <draw:frame draw:name="rt " svg:x="13.98958in" svg:y="10.26042in" svg:width="6.29167in" svg:height="3.54167in" style:rel-width="scale" style:rel-height="scale">
            <draw:object xlink:href="Object 4/" xlink:type="simple" xlink:show="embed" xlink:actuate="onLoad"/>
            <svg:title/>
            <svg:desc/>
          </draw:frame>
          <draw:frame draw:name="t " svg:x="6.82292in" svg:y="12.92708in" svg:width="6.29167in" svg:height="3.54167in" style:rel-width="scale" style:rel-height="scale">
            <draw:object xlink:href="Object 5/" xlink:type="simple" xlink:show="embed" xlink:actuate="onLoad"/>
            <svg:title/>
            <svg:desc/>
          </draw:frame>
          <draw:frame draw:name=" " svg:x="14.08333in" svg:y="14.15625in" svg:width="6.30208in" svg:height="3.54167in" style:rel-width="scale" style:rel-height="scale">
            <draw:object xlink:href="Object 6/" xlink:type="simple" xlink:show="embed" xlink:actuate="onLoad"/>
            <svg:title/>
            <svg:desc/>
          </draw:frame>
          <draw:frame svg:x="12.71875in" svg:y="18.38542in" svg:width="6.29167in" svg:height="3.53125in" style:rel-width="scale" style:rel-height="scale">
            <draw:object xlink:href="Object 7/" xlink:type="simple" xlink:show="embed" xlink:actuate="onLoad"/>
            <svg:title/>
            <svg:desc/>
          </draw:frame>
          <draw:frame svg:x="18.65625in" svg:y="42.04167in" svg:width="6.29167in" svg:height="3.54167in" style:rel-width="scale" style:rel-height="scale">
            <draw:object xlink:href="Object 8/" xlink:type="simple" xlink:show="embed" xlink:actuate="onLoad"/>
            <svg:title/>
            <svg:desc/>
          </draw:frame>
          <draw:frame svg:x="26.5in" svg:y="38.54167in" svg:width="9.11458in" svg:height="6.91667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8" table:default-cell-style-name="ce1"/>
        <table:table-column table:style-name="co6" table:number-columns-repeated="16356" table:default-cell-style-name="ce1"/>
        <table:table-row table:style-name="ro1">
          <table:table-cell office:value-type="string" table:style-name="ce1">
            <text:p>Total Elements imported</text:p>
          </table:table-cell>
          <table:table-cell table:style-name="ce1"/>
          <table:table-cell office:value-type="float" office:value="12186983" table:style-name="ce1">
            <text:p>1218698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lements/Sec</text:p>
          </table:table-cell>
          <table:table-cell table:style-name="ce1"/>
          <table:table-cell office:value-type="float" office:value="1508" table:style-name="ce1">
            <text:p>1508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otal time to import XML video metadata to HBase: 8733928555665 nanoseconds ~= 8733.928555665 seconds.</text:p>
            <text:p>Total videos imported: 44920227 (duplicates are possible)</text:p>
            <text:p>Video/sec: 5143.187</text:p>
            <text:p/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Thread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ements/Sec</text:p>
          </table:table-cell>
          <table:table-cell office:value-type="float" office:value="1508" table:style-name="ce1">
            <text:p>1508</text:p>
          </table:table-cell>
          <table:table-cell office:value-type="float" office:value="3000" table:style-name="ce1">
            <text:p>3000</text:p>
          </table:table-cell>
          <table:table-cell office:value-type="float" office:value="5181" table:style-name="ce1">
            <text:p>5181</text:p>
          </table:table-cell>
          <table:table-cell office:value-type="float" office:value="5143" table:style-name="ce2">
            <text:p>5143</text:p>
          </table:table-cell>
          <table:table-cell office:value-type="float" office:value="5424" table:style-name="ce1">
            <text:p>5424</text:p>
          </table:table-cell>
          <table:table-cell office:value-type="float" office:value="5324" table:style-name="ce1">
            <text:p>5324</text:p>
          </table:table-cell>
          <table:table-cell table:number-columns-repeated="16377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20" table:style-name="ro2">
          <table:table-cell table:number-columns-repeated="16384"/>
        </table:table-row>
        <table:table-row table:style-name="ro1">
          <table:table-cell office:value-type="string" table:style-name="ce1">
            <text:p>mapreduce normal sin compression 64 bloxksize y 1 reducer</text:p>
          </table:table-cell>
          <table:table-cell office:value-type="string" table:style-name="ce1">
            <text:p>2996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preduce normal con gzip 64 blocksize y 1 reducer</text:p>
          </table:table-cell>
          <table:table-cell office:value-type="string" table:style-name="ce1">
            <text:p>2031 sec</text:p>
          </table:table-cell>
          <table:table-cell office:value-type="string" table:style-name="ce1">
            <text:p>44920227 videos</text:p>
          </table:table-cell>
          <table:table-cell table:style-name="ce1"/>
          <table:table-cell office:value-type="string" table:style-name="ce1">
            <text:p>1365 meg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preduce normal con LZO 64 blocksize y 1 reducer</text:p>
          </table:table-cell>
          <table:table-cell office:value-type="string" table:style-name="ce1">
            <text:p>920 sec</text:p>
          </table:table-cell>
          <table:table-cell office:value-type="string" table:style-name="ce1">
            <text:p>44920227 video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preduce normal con snappy en todo 64 blocksize</text:p>
          </table:table-cell>
          <table:table-cell office:value-type="string" table:style-name="ce1">
            <text:p>879 sec</text:p>
          </table:table-cell>
          <table:table-cell office:value-type="string" table:style-name="ce1">
            <text:p>44920227 videos</text:p>
          </table:table-cell>
          <table:table-cell office:value-type="float" office:value="0" table:formula="of:=[.C40]/[.B40]" table:style-name="ce1">
            <text:p>#¡VALOR!</text:p>
          </table:table-cell>
          <table:table-cell office:value-type="string" table:style-name="ce1">
            <text:p>2212.68 megas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No Compression</text:p>
          </table:table-cell>
          <table:table-cell office:value-type="float" office:value="2996" table:style-name="ce1">
            <text:p>29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ZIP</text:p>
          </table:table-cell>
          <table:table-cell office:value-type="float" office:value="2031" table:style-name="ce1">
            <text:p>2031</text:p>
          </table:table-cell>
          <table:table-cell table:number-columns-repeated="2" table:style-name="ce1"/>
          <table:table-cell office:value-type="float" office:value="1365" table:style-name="ce1">
            <text:p>13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ZO</text:p>
          </table:table-cell>
          <table:table-cell office:value-type="float" office:value="920" table:style-name="ce1">
            <text:p>9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NAPPY</text:p>
          </table:table-cell>
          <table:table-cell office:value-type="float" office:value="879" table:style-name="ce1">
            <text:p>879</text:p>
          </table:table-cell>
          <table:table-cell table:number-columns-repeated="2" table:style-name="ce1"/>
          <table:table-cell office:value-type="float" office:value="2212.6799999999998" table:style-name="ce1">
            <text:p>2212,68</text:p>
          </table:table-cell>
          <table:table-cell table:number-columns-repeated="16379"/>
        </table:table-row>
        <table:table-row table:style-name="ro1" table:visibility="collapse">
          <table:table-cell table:number-columns-repeated="16384" table:style-name="ce1"/>
        </table:table-row>
        <table:table-row table:style-name="ro1">
          <table:table-cell office:value-type="string" table:style-name="ce1">
            <text:p>mapreduce snappy 24 reducers 64 blocksize</text:p>
          </table:table-cell>
          <table:table-cell office:value-type="float" office:value="840" table:style-name="ce1">
            <text:p>8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ing sampling 24 reducers 64 blocksize <text:s/>snappy</text:p>
          </table:table-cell>
          <table:table-cell office:value-type="float" office:value="552" table:style-name="ce1">
            <text:p>5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ing sampling 24 reducers 128 blocksize <text:s/>snappy</text:p>
          </table:table-cell>
          <table:table-cell office:value-type="float" office:value="524" table:style-name="ce1">
            <text:p>5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ing sampling 24 reducers 256 blocksize <text:s/>snappy</text:p>
          </table:table-cell>
          <table:table-cell office:value-type="float" office:value="820" table:style-name="ce1">
            <text:p>820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1 Reg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24 Regions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ampling input dataset</text:p>
          </table:table-cell>
          <table:table-cell office:value-type="string" table:style-name="ce1">
            <text:p>91 sec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/>
          <table:table-cell office:value-type="string" table:style-name="ce1">
            <text:p>24 Regions without PreSampl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4 Regions with PreSampling</text:p>
          </table:table-cell>
          <table:table-cell table:number-columns-repeated="16382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64MB block siz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128MB block siz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56MB block size</text:p>
          </table:table-cell>
          <table:table-cell table:number-columns-repeated="16382"/>
        </table:table-row>
        <table:table-row table:number-rows-repeated="7" table:style-name="ro1">
          <table:table-cell/>
          <table:table-cell table:number-columns-repeated="16383" table:style-name="ce1"/>
        </table:table-row>
        <table:table-row table:number-rows-repeated="20" table:style-name="ro2">
          <table:table-cell table:number-columns-repeated="16384"/>
        </table:table-row>
        <table:table-row table:style-name="ro1">
          <table:table-cell office:value-type="string" table:style-name="ce1">
            <text:p>Random Reads</text:p>
          </table:table-cell>
          <table:table-cell table:number-columns-repeated="2" table:style-name="ce1"/>
          <table:table-cell office:value-type="string" table:style-name="ce1">
            <text:p>Execution Time (sec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8.9999999999999993E-3" table:style-name="ce1">
            <text:p>0,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1.7000000000000001E-2" table:style-name="ce1">
            <text:p>0,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6.0999999999999999E-2" table:style-name="ce1">
            <text:p>0,0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6.2E-2" table:style-name="ce1">
            <text:p>0,0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office:value-type="float" office:value="0.01" table:style-name="ce1">
            <text:p>0,01</text:p>
          </table:table-cell>
          <table:table-cell office:value-type="string" table:style-name="ce1">
            <text:p>WRONG</text:p>
          </table:table-cell>
          <table:table-cell office:value-type="float" office:value="6.7000000000000004E-2" table:style-name="ce1">
            <text:p>0,0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6.6600000000000006E-2" table:style-name="ce1">
            <text:p>0,0666</text:p>
          </table:table-cell>
          <table:table-cell office:value-type="float" office:value="8.5000000000000006E-2" table:style-name="ce1">
            <text:p>0,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9.2999999999999999E-2" table:style-name="ce1">
            <text:p>0,09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.09" table:style-name="ce1">
            <text:p>0,09</text:p>
          </table:table-cell>
          <table:table-cell office:value-type="float" office:value="6.2E-2" table:style-name="ce1">
            <text:p>0,06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7.8E-2" table:style-name="ce1">
            <text:p>0,078</text:p>
          </table:table-cell>
          <table:table-cell office:value-type="float" office:value="7.0000000000000007E-2" table:style-name="ce1">
            <text:p>0,07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Random Reads In_mem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1.2E-2" table:style-name="ce1">
            <text:p>0,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1.4999999999999999E-2" table:style-name="ce1">
            <text:p>0,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1.2999999999999999E-2" table:style-name="ce1">
            <text:p>0,0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2.9000000000000001E-2" table:style-name="ce1">
            <text:p>0,0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3.9E-2" table:style-name="ce1">
            <text:p>0,0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4.5999999999999999E-2" table:style-name="ce1">
            <text:p>0,0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andom Reads In_memory and 32KB blocksiz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1.2E-2" table:style-name="ce1">
            <text:p>0,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2.1000000000000001E-2" table:style-name="ce1">
            <text:p>0,0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4.8000000000000001E-2" table:style-name="ce1">
            <text:p>0,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3.7999999999999999E-2" table:style-name="ce1">
            <text:p>0,0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4.8000000000000001E-2" table:style-name="ce1">
            <text:p>0,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andom Reads In_memory and 16KB blocksiz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8.9999999999999993E-3" table:style-name="ce1">
            <text:p>0,0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0.03" table:style-name="ce1">
            <text:p>0,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Random Reads In_memory and 8KB blocksiz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Random Reads MEDIAN</text:p>
          </table:table-cell>
          <table:table-cell table:number-columns-repeated="2" table:style-name="ce1"/>
          <table:table-cell office:value-type="string" table:style-name="ce1">
            <text:p>Execution Time (sec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1.7000000000000001E-2" table:style-name="ce1">
            <text:p>0,0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6.0999999999999999E-2" table:style-name="ce1">
            <text:p>0,0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6.2E-2" table:style-name="ce1">
            <text:p>0,0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6.7000000000000004E-2" table:style-name="ce1">
            <text:p>0,0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8.5000000000000006E-2" table:style-name="ce1">
            <text:p>0,0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2" table:style-name="ce1"/>
          <table:table-cell office:value-type="float" office:value="9.2999999999999999E-2" table:style-name="ce1">
            <text:p>0,093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andom Reads In_mem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1.2E-2" table:style-name="ce1">
            <text:p>0,0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1.4999999999999999E-2" table:style-name="ce1">
            <text:p>0,0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1.2999999999999999E-2" table:style-name="ce1">
            <text:p>0,0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2.9000000000000001E-2" table:style-name="ce1">
            <text:p>0,0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3.9E-2" table:style-name="ce1">
            <text:p>0,0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4.5999999999999999E-2" table:style-name="ce1">
            <text:p>0,0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andom Reads In_memory and 64KB blocksiz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0.04" table:style-name="ce1">
            <text:p>0,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6.2E-2" table:style-name="ce1">
            <text:p>0,0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6.1699999999999998E-2" table:style-name="ce1">
            <text:p>0,06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6.6000000000000003E-2" table:style-name="ce1">
            <text:p>0,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7.0999999999999994E-2" table:style-name="ce1">
            <text:p>0,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8.2000000000000003E-2" table:style-name="ce1">
            <text:p>0,0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andom Reads In_memory and 16KB blocksiz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4.8000000000000001E-2" table:style-name="ce1">
            <text:p>0,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5.7500000000000002E-2" table:style-name="ce1">
            <text:p>0,05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6.1100000000000002E-2" table:style-name="ce1">
            <text:p>0,06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6.8000000000000005E-2" table:style-name="ce1">
            <text:p>0,0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7.6999999999999999E-2" table:style-name="ce1">
            <text:p>0,0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0.1" table:style-name="ce1">
            <text:p>0,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Random Reads In_memory and 128KB blocksize mai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0.05" table:style-name="ce1">
            <text:p>0,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6.6000000000000003E-2" table:style-name="ce1">
            <text:p>0,0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6.9000000000000006E-2" table:style-name="ce1">
            <text:p>0,0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7.0999999999999994E-2" table:style-name="ce1">
            <text:p>0,0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0.08" table:style-name="ce1">
            <text:p>0,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2" table:style-name="ce1"/>
          <table:table-cell office:value-type="float" office:value="0.122" table:style-name="ce1">
            <text:p>0,1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Random Reads 64KB in_memory and bloom fil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 Row Key</text:p>
          </table:table-cell>
          <table:table-cell table:number-columns-repeated="2" table:style-name="ce1"/>
          <table:table-cell office:value-type="float" office:value="0.06" table:style-name="ce1">
            <text:p>0,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0 Row Keys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 Row Keys</text:p>
          </table:table-cell>
          <table:table-cell table:number-columns-repeated="2" table:style-name="ce1"/>
          <table:table-cell office:value-type="float" office:value="6.8000000000000005E-2" table:style-name="ce1">
            <text:p>0,0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 Row Keys</text:p>
          </table:table-cell>
          <table:table-cell table:number-columns-repeated="2" table:style-name="ce1"/>
          <table:table-cell office:value-type="float" office:value="7.0000000000000007E-2" table:style-name="ce1">
            <text:p>0,0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0 Row Keys</text:p>
          </table:table-cell>
          <table:table-cell table:number-columns-repeated="2" table:style-name="ce1"/>
          <table:table-cell office:value-type="float" office:value="0.09" table:style-name="ce1">
            <text:p>0,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0 Row Key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00 Row Keys</text:p>
          </table:table-cell>
          <table:table-cell table:number-columns-repeated="16383" table:style-name="ce1"/>
        </table:table-row>
        <table:table-row table:style-name="ro1">
          <table:table-cell table:number-columns-repeated="10" table:style-name="ce1"/>
          <table:table-cell office:value-type="float" office:value="0" table:style-name="ce1">
            <text:p>0</text:p>
          </table:table-cell>
          <table:table-cell table:number-columns-repeated="16373" table:style-name="ce1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YCSB</text:p>
          </table:table-cell>
          <table:table-cell table:number-columns-repeated="9" table:style-name="ce1"/>
          <table:table-cell office:value-type="string" table:style-name="ce1">
            <text:p>OPS/SEC</text:p>
          </table:table-cell>
          <table:table-cell office:value-type="string" table:style-name="ce1">
            <text:p>Lat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BASE primer. 24 region presplit</text:p>
          </table:table-cell>
          <table:table-cell office:value-type="string" table:style-name="ce1">
            <text:p>[OVERALL], Throughput(ops/sec), 13486.776889598594</text:p>
          </table:table-cell>
          <table:table-cell table:number-columns-repeated="7" table:style-name="ce1"/>
          <table:table-cell office:value-type="string" table:style-name="ce1">
            <text:p>Hbase</text:p>
          </table:table-cell>
          <table:table-cell office:value-type="float" office:value="13486.776889598599" table:style-name="ce1">
            <text:p>13486,77689</text:p>
          </table:table-cell>
          <table:table-cell office:value-type="float" office:value="0.73494141000000002" table:style-name="ce1">
            <text:p>0,73494141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[INSERT], Operations, 10000000</text:p>
          </table:table-cell>
          <table:table-cell table:number-columns-repeated="7" table:style-name="ce1"/>
          <table:table-cell office:value-type="string" table:style-name="ce1">
            <text:p>Hbase built-in PreSplit</text:p>
          </table:table-cell>
          <table:table-cell office:value-type="float" office:value="19610.611694200001" table:style-name="ce1">
            <text:p>19610,61169</text:p>
          </table:table-cell>
          <table:table-cell office:value-type="float" office:value="0.50276905419999995" table:style-name="ce1">
            <text:p>0,50276905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[INSERT], AverageLatency(us), 734.94141</text:p>
          </table:table-cell>
          <table:table-cell table:number-columns-repeated="7" table:style-name="ce1"/>
          <table:table-cell office:value-type="string" table:style-name="ce1">
            <text:p>Hbase own Presplit Tool</text:p>
          </table:table-cell>
          <table:table-cell office:value-type="float" office:value="20356.772800094499" table:style-name="ce1">
            <text:p>20356,7728</text:p>
          </table:table-cell>
          <table:table-cell office:value-type="float" office:value="0.48398622829999999" table:style-name="ce1">
            <text:p>0,4839862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BASE SEGUNDO presplit con mi algoritmo de 34 regions y maxfilesize normal = compactions</text:p>
          </table:table-cell>
          <table:table-cell office:value-type="string" table:style-name="ce1">
            <text:p>[OVERALL], Throughput(ops/sec), 19610.611694199964</text:p>
          </table:table-cell>
          <table:table-cell table:number-columns-repeated="7" table:style-name="ce1"/>
          <table:table-cell office:value-type="string" table:style-name="ce1">
            <text:p>MySQL</text:p>
          </table:table-cell>
          <table:table-cell office:value-type="float" office:value="1394.78767844565" table:style-name="ce1">
            <text:p>1394,787678</text:p>
          </table:table-cell>
          <table:table-cell office:value-type="float" office:value="67.798484770000002" table:style-name="ce1">
            <text:p>67,7984847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[INSERT], AverageLatency(us), 502.76905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BASE tercero presplit con mi algoritmo de 33 regions y maxfile aumentado a 10GB</text:p>
          </table:table-cell>
          <table:table-cell office:value-type="string" table:style-name="ce1">
            <text:p>[OVERALL], Throughput(ops/sec), 20356.77280009445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[INSERT], AverageLatency(us), 483.9862283</text:p>
          </table:table-cell>
          <table:table-cell table:number-columns-repeated="4" table:style-name="ce1"/>
          <table:table-cell office:value-type="string" table:style-name="ce1">
            <text:p>64% de mejora!</text:p>
          </table:table-cell>
          <table:table-cell table:number-columns-repeated="16377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ORKLOADA 50% 50%</text:p>
          </table:table-cell>
          <table:table-cell office:value-type="string" table:style-name="ce1">
            <text:p>UPDATE</text:p>
          </table:table-cell>
          <table:table-cell table:style-name="ce1"/>
          <table:table-cell office:value-type="string" table:style-name="ce1">
            <text:p>REA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[OVERALL], Throughput(ops/sec), 698.6426072783189</text:p>
          </table:table-cell>
          <table:table-cell office:value-type="string" table:style-name="ce1">
            <text:p>[UPDATE], AverageLatency(us), 450.5576867004046</text:p>
          </table:table-cell>
          <table:table-cell table:style-name="ce1"/>
          <table:table-cell office:value-type="string" table:style-name="ce1">
            <text:p>[READ], AverageLatency(us), 1612.451263371634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00 ops / sec</text:p>
          </table:table-cell>
          <table:table-cell office:value-type="float" office:value="36.685229124724401" table:style-name="ce1">
            <text:p>36,68522912</text:p>
          </table:table-cell>
          <table:table-cell table:style-name="ce1"/>
          <table:table-cell office:value-type="float" office:value="1471.8114311566301" table:style-name="ce1">
            <text:p>1471,8114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00 ops/ sec</text:p>
          </table:table-cell>
          <table:table-cell office:value-type="float" office:value="38.775237242471" table:style-name="ce1">
            <text:p>38,77523724</text:p>
          </table:table-cell>
          <table:table-cell table:style-name="ce1"/>
          <table:table-cell office:value-type="float" office:value="1566.5386738950001" table:style-name="ce1">
            <text:p>1566,53867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00 ops /sec</text:p>
          </table:table-cell>
          <table:table-cell office:value-type="float" office:value="40.284481397148099" table:style-name="ce1">
            <text:p>40,2844814</text:p>
          </table:table-cell>
          <table:table-cell table:style-name="ce1"/>
          <table:table-cell office:value-type="float" office:value="1682.0078372759799" table:style-name="ce1">
            <text:p>1682,007837</text:p>
          </table:table-cell>
          <table:table-cell table:number-columns-repeated="3" table:style-name="ce1"/>
          <table:table-cell office:value-type="string" table:style-name="ce1">
            <text:p>[OVERALL], Throughput(ops/sec), 5965.3057815743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00 ops/sec</text:p>
          </table:table-cell>
          <table:table-cell office:value-type="float" office:value="24.596723422807202" table:style-name="ce1">
            <text:p>24,59672342</text:p>
          </table:table-cell>
          <table:table-cell table:style-name="ce1"/>
          <table:table-cell office:value-type="float" office:value="2532.3042626045999" table:style-name="ce1">
            <text:p>2532,304263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ORKLOAD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OVERALL], Throughput(ops/sec), 1998.2375544769513</text:p>
          </table:table-cell>
          <table:table-cell office:value-type="string" table:style-name="ce1">
            <text:p>[READ], AverageLatency(us), 1662.2563990323454</text:p>
          </table:table-cell>
          <table:table-cell table:style-name="ce1"/>
          <table:table-cell office:value-type="string" table:style-name="ce1">
            <text:p>[UPDATE], AverageLatency(us), 99.8296591572547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[OVERALL], Throughput(ops/sec), 3993.0680338931616</text:p>
          </table:table-cell>
          <table:table-cell office:value-type="string" table:style-name="ce1">
            <text:p>[READ], AverageLatency(us), 2168.8826316188424</text:p>
          </table:table-cell>
          <table:table-cell table:style-name="ce1"/>
          <table:table-cell office:value-type="string" table:style-name="ce1">
            <text:p>[UPDATE], AverageLatency(us), 87.9278307342559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[OVERALL], Throughput(ops/sec), 5985.479227394341</text:p>
          </table:table-cell>
          <table:table-cell office:value-type="string" table:style-name="ce1">
            <text:p>[READ], AverageLatency(us), 1723.4597473929305</text:p>
          </table:table-cell>
          <table:table-cell table:style-name="ce1"/>
          <table:table-cell office:value-type="string" table:style-name="ce1">
            <text:p>[UPDATE], AverageLatency(us), 38.7379642778566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[OVERALL], Throughput(ops/sec), 6095.4795923343245 <text:s text:c="31"/>8000</text:p>
          </table:table-cell>
          <table:table-cell office:value-type="string" table:style-name="ce1">
            <text:p>[READ], AverageLatency(us), 1714.4580031145072</text:p>
          </table:table-cell>
          <table:table-cell table:style-name="ce1"/>
          <table:table-cell office:value-type="string" table:style-name="ce1">
            <text:p>[UPDATE], AverageLatency(us), 43.89011360697161</text:p>
          </table:table-cell>
          <table:table-cell table:number-columns-repeated="16380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MySQ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[OVERALL], Throughput(ops/sec), 226.23333932851682</text:p>
          </table:table-cell>
          <table:table-cell table:number-columns-repeated="2" table:style-name="ce3"/>
          <table:table-cell office:value-type="string" table:style-name="ce3">
            <text:p>[OVERALL], Throughput(ops/sec), 1394.7876784456487</text:p>
          </table:table-cell>
          <table:table-cell table:number-columns-repeated="3" table:style-name="ce1"/>
          <table:table-cell office:value-type="string" table:style-name="ce1">
            <text:p>[OVERALL], Throughput(ops/sec), 1413.7138300489476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3">
            <text:p>[INSERT], Operations, 200000</text:p>
          </table:table-cell>
          <table:table-cell table:number-columns-repeated="2" table:style-name="ce3"/>
          <table:table-cell office:value-type="string" table:style-name="ce3">
            <text:p>[INSERT], Operations, 200000</text:p>
          </table:table-cell>
          <table:table-cell table:number-columns-repeated="3" table:style-name="ce1"/>
          <table:table-cell office:value-type="string" table:style-name="ce1">
            <text:p>[INSERT], Operations, 499950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4">
            <text:p>[INSERT], AverageLatency(us), 44024.68984</text:p>
          </table:table-cell>
          <table:table-cell table:style-name="ce3"/>
          <table:table-cell office:value-type="string" table:style-name="ce3">
            <text:p/>
            <text:p/>
          </table:table-cell>
          <table:table-cell office:value-type="string" table:style-name="ce3">
            <text:p>[INSERT], AverageLatency(us), 68798.48477</text:p>
          </table:table-cell>
          <table:table-cell table:number-columns-repeated="3" table:style-name="ce1"/>
          <table:table-cell office:value-type="string" table:style-name="ce1">
            <text:p>[INSERT], AverageLatency(us), 103606.040750075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ORKLOADA 50% 50%</text:p>
          </table:table-cell>
          <table:table-cell table:number-columns-repeated="11" table:style-name="ce1"/>
          <table:table-cell office:value-type="string" table:style-name="ce1">
            <text:p>update</text:p>
          </table:table-cell>
          <table:table-cell table:style-name="ce1"/>
          <table:table-cell office:value-type="string" table:style-name="ce2">
            <text:p>read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[OVERALL], Throughput(ops/sec), 681.7437353278375</text:p>
          </table:table-cell>
          <table:table-cell office:value-type="string" table:style-name="ce1">
            <text:p>[UPDATE], AverageLatency(us), 56232.01085432771</text:p>
          </table:table-cell>
          <table:table-cell table:style-name="ce1"/>
          <table:table-cell office:value-type="string" table:style-name="ce1">
            <text:p>[READ], AverageLatency(us), 8847.233598847217</text:p>
          </table:table-cell>
          <table:table-cell table:number-columns-repeated="10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[OVERALL], Throughput(ops/sec), 948.4477356878382</text:p>
          </table:table-cell>
          <table:table-cell office:value-type="string" table:style-name="ce1">
            <text:p>[UPDATE], AverageLatency(us), 65911.80078453348</text:p>
          </table:table-cell>
          <table:table-cell table:style-name="ce1"/>
          <table:table-cell office:value-type="string" table:style-name="ce1">
            <text:p>[READ], AverageLatency(us), 12974.800176232628</text:p>
          </table:table-cell>
          <table:table-cell table:number-columns-repeated="10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[OVERALL], Throughput(ops/sec), 1429.6345058530583</text:p>
          </table:table-cell>
          <table:table-cell office:value-type="string" table:style-name="ce1">
            <text:p>[UPDATE], AverageLatency(us), 73269.35973715651[READ], AverageLatency(us), 17447.589291465378</text:p>
          </table:table-cell>
          <table:table-cell table:number-columns-repeated="12" table:style-name="ce1"/>
          <table:table-cell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[OVERALL], Throughput(ops/sec), 1839.4402504142884</text:p>
          </table:table-cell>
          <table:table-cell office:value-type="string" table:style-name="ce1">
            <text:p>[UPDATE], AverageLatency(us), 83484.06469197162</text:p>
          </table:table-cell>
          <table:table-cell table:style-name="ce1"/>
          <table:table-cell office:value-type="string" table:style-name="ce1">
            <text:p>[READ], AverageLatency(us), 23683.14451421943</text:p>
          </table:table-cell>
          <table:table-cell table:number-columns-repeated="5" table:style-name="ce1"/>
          <table:table-cell office:value-type="string" table:style-name="ce1">
            <text:p>[OVERALL], Throughput(ops/sec), 393.26726443290863</text:p>
          </table:table-cell>
          <table:table-cell table:number-columns-repeated="2" table:style-name="ce1"/>
          <table:table-cell office:value-type="string" table:style-name="ce5">
            <text:p>[UPDATE], AverageLatency(us), 45876.301886792455</text:p>
          </table:table-cell>
          <table:table-cell table:style-name="ce5"/>
          <table:table-cell office:value-type="string" table:style-name="ce5">
            <text:p>[READ], AverageLatency(us), 2428.648166600239</text:p>
          </table:table-cell>
          <table:table-cell table:number-columns-repeated="4" table:style-name="ce1"/>
          <table:table-cell office:value-type="string" table:style-name="ce1">
            <text:p>[OVERALL], Throughput(ops/sec), 438.76968978982933</text:p>
          </table:table-cell>
          <table:table-cell table:number-columns-repeated="3" table:style-name="ce1"/>
          <table:table-cell office:value-type="string" table:style-name="ce1">
            <text:p>[UPDATE], AverageLatency(us), 41695.556140699526</text:p>
          </table:table-cell>
          <table:table-cell table:number-columns-repeated="3" table:style-name="ce1"/>
          <table:table-cell office:value-type="string" table:style-name="ce1">
            <text:p>[READ], AverageLatency(us), 1837.604971819645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[OVERALL], Throughput(ops/sec), 1900.3956779789987</text:p>
          </table:table-cell>
          <table:table-cell office:value-type="string" table:style-name="ce1">
            <text:p>[UPDATE], AverageLatency(us), 99863.71056969404</text:p>
          </table:table-cell>
          <table:table-cell table:style-name="ce1"/>
          <table:table-cell office:value-type="string" table:style-name="ce1">
            <text:p>[READ], AverageLatency(us), 28768.541412449656</text:p>
          </table:table-cell>
          <table:table-cell table:number-columns-repeated="5" table:style-name="ce1"/>
          <table:table-cell office:value-type="string" table:style-name="ce1">
            <text:p>[OVERALL], Throughput(ops/sec), 411.51416637517747</text:p>
          </table:table-cell>
          <table:table-cell table:number-columns-repeated="2" table:style-name="ce1"/>
          <table:table-cell office:value-type="string" table:style-name="ce5">
            <text:p>[UPDATE], AverageLatency(us), 45158.0480112495</text:p>
          </table:table-cell>
          <table:table-cell table:style-name="ce5"/>
          <table:table-cell office:value-type="string" table:style-name="ce5">
            <text:p>[READ], AverageLatency(us), 1943.626244524094</text:p>
          </table:table-cell>
          <table:table-cell table:number-columns-repeated="4" table:style-name="ce1"/>
          <table:table-cell office:value-type="string" table:style-name="ce1">
            <text:p>[OVERALL], Throughput(ops/sec), 442.59537930424005</text:p>
          </table:table-cell>
          <table:table-cell table:number-columns-repeated="3" table:style-name="ce1"/>
          <table:table-cell office:value-type="string" table:style-name="ce1">
            <text:p>[UPDATE], AverageLatency(us), 41661.506609680946</text:p>
          </table:table-cell>
          <table:table-cell table:number-columns-repeated="3" table:style-name="ce1"/>
          <table:table-cell office:value-type="string" table:style-name="ce1">
            <text:p>[READ], AverageLatency(us), 1589.1180199215212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[OVERALL], Throughput(ops/sec), 2088.6472924942505</text:p>
          </table:table-cell>
          <table:table-cell office:value-type="string" table:style-name="ce1">
            <text:p>[UPDATE], AverageLatency(us), 97061.75675784392</text:p>
          </table:table-cell>
          <table:table-cell table:style-name="ce1"/>
          <table:table-cell office:value-type="string" table:style-name="ce1">
            <text:p>[READ], AverageLatency(us), 26851.414029493822</text:p>
          </table:table-cell>
          <table:table-cell table:number-columns-repeated="5" table:style-name="ce1"/>
          <table:table-cell office:value-type="string" table:style-name="ce1">
            <text:p>[OVERALL], Throughput(ops/sec), 396.38496908197243</text:p>
          </table:table-cell>
          <table:table-cell table:number-columns-repeated="2" table:style-name="ce1"/>
          <table:table-cell office:value-type="string" table:style-name="ce5">
            <text:p>[UPDATE], AverageLatency(us), 47025.175235264986</text:p>
          </table:table-cell>
          <table:table-cell table:style-name="ce5"/>
          <table:table-cell office:value-type="string" table:style-name="ce5">
            <text:p>[READ], AverageLatency(us), 1874.9021706208985</text:p>
          </table:table-cell>
          <table:table-cell table:number-columns-repeated="4" table:style-name="ce1"/>
          <table:table-cell office:value-type="string" table:style-name="ce1">
            <text:p>[OVERALL], Throughput(ops/sec), 442.73254526940275</text:p>
          </table:table-cell>
          <table:table-cell table:number-columns-repeated="3" table:style-name="ce1"/>
          <table:table-cell office:value-type="string" table:style-name="ce1">
            <text:p>[UPDATE], AverageLatency(us), 42306.42874469375</text:p>
          </table:table-cell>
          <table:table-cell table:number-columns-repeated="3" table:style-name="ce1"/>
          <table:table-cell office:value-type="string" table:style-name="ce1">
            <text:p>[READ], AverageLatency(us), 1566.196319018405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[OVERALL], Throughput(ops/sec), 2002.4855676715842</text:p>
          </table:table-cell>
          <table:table-cell office:value-type="string" table:style-name="ce1">
            <text:p>[UPDATE], AverageLatency(us), 94736.35408203903</text:p>
          </table:table-cell>
          <table:table-cell table:style-name="ce1"/>
          <table:table-cell office:value-type="string" table:style-name="ce1">
            <text:p>[READ], AverageLatency(us), 25198.46610305958</text:p>
          </table:table-cell>
          <table:table-cell table:number-columns-repeated="5" table:style-name="ce1"/>
          <table:table-cell office:value-type="string" table:style-name="ce1">
            <text:p>[OVERALL], Throughput(ops/sec), 391.78812098417177</text:p>
          </table:table-cell>
          <table:table-cell table:number-columns-repeated="2" table:style-name="ce1"/>
          <table:table-cell office:value-type="string" table:style-name="ce5">
            <text:p>[UPDATE], AverageLatency(us), 46860.31836327345</text:p>
          </table:table-cell>
          <table:table-cell table:style-name="ce5"/>
          <table:table-cell office:value-type="string" table:style-name="ce5">
            <text:p>[READ], AverageLatency(us), 1897.2748496993988</text:p>
          </table:table-cell>
          <table:table-cell table:number-columns-repeated="4" table:style-name="ce1"/>
          <table:table-cell office:value-type="string" table:style-name="ce1">
            <text:p>[OVERALL], Throughput(ops/sec), 424.36716246896816</text:p>
          </table:table-cell>
          <table:table-cell table:number-columns-repeated="3" table:style-name="ce1"/>
          <table:table-cell office:value-type="string" table:style-name="ce1">
            <text:p>[UPDATE], AverageLatency(us), 43561.45067466267</text:p>
          </table:table-cell>
          <table:table-cell table:number-columns-repeated="3" table:style-name="ce1"/>
          <table:table-cell office:value-type="string" table:style-name="ce1">
            <text:p>[READ], AverageLatency(us), 1615.3560780390196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[OVERALL], Throughput(ops/sec), 2073.216286888308</text:p>
          </table:table-cell>
          <table:table-cell office:value-type="string" table:style-name="ce1">
            <text:p>[UPDATE], AverageLatency(us), 96528.94937115764</text:p>
          </table:table-cell>
          <table:table-cell table:style-name="ce1"/>
          <table:table-cell office:value-type="string" table:style-name="ce1">
            <text:p>[READ], AverageLatency(us), 25777.528109164905</text:p>
          </table:table-cell>
          <table:table-cell table:number-columns-repeated="5" table:style-name="ce1"/>
          <table:table-cell office:value-type="string" table:style-name="ce1">
            <text:p>[OVERALL], Throughput(ops/sec), 392.43387489208067</text:p>
          </table:table-cell>
          <table:table-cell table:number-columns-repeated="2" table:style-name="ce1"/>
          <table:table-cell office:value-type="string" table:style-name="ce5">
            <text:p>[UPDATE], AverageLatency(us), 46634.943586233865</text:p>
          </table:table-cell>
          <table:table-cell table:style-name="ce5"/>
          <table:table-cell office:value-type="string" table:style-name="ce5">
            <text:p>[READ], AverageLatency(us), 1647.4227384363487</text:p>
          </table:table-cell>
          <table:table-cell table:number-columns-repeated="4" table:style-name="ce1"/>
          <table:table-cell office:value-type="string" table:style-name="ce1">
            <text:p>[OVERALL], Throughput(ops/sec), 430.3111149360988</text:p>
          </table:table-cell>
          <table:table-cell table:number-columns-repeated="3" table:style-name="ce1"/>
          <table:table-cell office:value-type="string" table:style-name="ce1">
            <text:p>[UPDATE], AverageLatency(us), 43150.58499402152</text:p>
          </table:table-cell>
          <table:table-cell table:number-columns-repeated="3" table:style-name="ce1"/>
          <table:table-cell office:value-type="string" table:style-name="ce1">
            <text:p>[READ], AverageLatency(us), 1724.5276997189883</text:p>
          </table:table-cell>
          <table:table-cell table:number-columns-repeated="1635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ORKLOAD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OVERALL], Throughput(ops/sec), 1906.7594622938316</text:p>
          </table:table-cell>
          <table:table-cell office:value-type="string" table:style-name="ce1">
            <text:p>[READ], AverageLatency(us), 1493.4546270390117</text:p>
          </table:table-cell>
          <table:table-cell table:style-name="ce1"/>
          <table:table-cell office:value-type="string" table:style-name="ce1">
            <text:p>[UPDATE], AverageLatency(us), 36252.9602649006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[OVERALL], Throughput(ops/sec), 2854.2885685742826</text:p>
          </table:table-cell>
          <table:table-cell office:value-type="string" table:style-name="ce1">
            <text:p>[READ], AverageLatency(us), 1320.1501972127269</text:p>
          </table:table-cell>
          <table:table-cell table:style-name="ce1"/>
          <table:table-cell office:value-type="string" table:style-name="ce1">
            <text:p>[UPDATE], AverageLatency(us), 36758.34111675127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[READ], AverageLatency(us), 1250.9478091426163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MYSQL CON 100 THREADS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1">
          <table:table-cell office:value-type="string" table:style-name="ce6">
            <text:p>workloadb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6">
            <text:p>[OVERALL], Throughput(ops/sec), 9170.105456212747</text:p>
          </table:table-cell>
          <table:table-cell office:value-type="string" table:style-name="ce6">
            <text:p>[READ], AverageLatency(us), 1430.8416315789473</text:p>
          </table:table-cell>
          <table:table-cell table:style-name="ce6"/>
          <table:table-cell office:value-type="string" table:style-name="ce6">
            <text:p>[UPDATE], AverageLatency(us), 47668.413</text:p>
          </table:table-cell>
          <table:table-cell table:number-columns-repeated="16380"/>
        </table:table-row>
        <table:table-row table:style-name="ro1">
          <table:table-cell table:number-columns-repeated="4" table:style-name="ce6"/>
          <table:table-cell table:number-columns-repeated="16380"/>
        </table:table-row>
        <table:table-row table:style-name="ro1">
          <table:table-cell office:value-type="string" table:style-name="ce6">
            <text:p>workloadB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6">
            <text:p>[OVERALL], Throughput(ops/sec), 1853.052904660428</text:p>
          </table:table-cell>
          <table:table-cell office:value-type="string" table:style-name="ce6">
            <text:p>[READ], AverageLatency(us), 825.7362121691448</text:p>
          </table:table-cell>
          <table:table-cell table:style-name="ce6"/>
          <table:table-cell office:value-type="string" table:style-name="ce6">
            <text:p>[UPDATE], AverageLatency(us), 33486.9342359767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[OVERALL], Throughput(ops/sec), 3367.5702980299716</text:p>
          </table:table-cell>
          <table:table-cell office:value-type="string" table:style-name="ce6">
            <text:p>[READ], AverageLatency(us), 1572.4602890932983</text:p>
          </table:table-cell>
          <table:table-cell table:style-name="ce6"/>
          <table:table-cell office:value-type="string" table:style-name="ce6">
            <text:p>[UPDATE], AverageLatency(us), 40853.6328205128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[OVERALL], Throughput(ops/sec), 4515.6920298035675</text:p>
          </table:table-cell>
          <table:table-cell office:value-type="string" table:style-name="ce6">
            <text:p>[READ], AverageLatency(us), 1831.0009495173288</text:p>
          </table:table-cell>
          <table:table-cell table:style-name="ce6"/>
          <table:table-cell office:value-type="string" table:style-name="ce6">
            <text:p>[UPDATE], AverageLatency(us), 46163.710450623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[OVERALL], Throughput(ops/sec), 5712.653527563553</text:p>
          </table:table-cell>
          <table:table-cell office:value-type="string" table:style-name="ce6">
            <text:p>[READ], AverageLatency(us), 2208.1293833131804</text:p>
          </table:table-cell>
          <table:table-cell table:style-name="ce6"/>
          <table:table-cell office:value-type="string" table:style-name="ce6">
            <text:p>[UPDATE], AverageLatency(us), 52468.6813074565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[OVERALL], Throughput(ops/sec), 6637.902422834384</text:p>
          </table:table-cell>
          <table:table-cell office:value-type="string" table:style-name="ce6">
            <text:p>[READ], AverageLatency(us), 3006.844330928432</text:p>
          </table:table-cell>
          <table:table-cell table:style-name="ce6"/>
          <table:table-cell office:value-type="string" table:style-name="ce6">
            <text:p>[UPDATE], AverageLatency(us), 52878.5974282888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ORKLOAD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YSQL CON 150 THREA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OVERALL], Throughput(ops/sec), 679.5733449429947</text:p>
          </table:table-cell>
          <table:table-cell office:value-type="string" table:style-name="ce1">
            <text:p>[READ], AverageLatency(us), 3071.858304199486</text:p>
          </table:table-cell>
          <table:table-cell table:style-name="ce1"/>
          <table:table-cell office:value-type="string" table:style-name="ce1">
            <text:p>[UPDATE], AverageLatency(us), 31769.7593192868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960.0784208199589</text:p>
          </table:table-cell>
          <table:table-cell office:value-type="string" table:style-name="ce1">
            <text:p>[READ], AverageLatency(us), 3310.2166726327096</text:p>
          </table:table-cell>
          <table:table-cell table:style-name="ce1"/>
          <table:table-cell office:value-type="string" table:style-name="ce1">
            <text:p>[UPDATE], AverageLatency(us), 33503.218788125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1412.3734660408302</text:p>
          </table:table-cell>
          <table:table-cell office:value-type="string" table:style-name="ce1">
            <text:p>[READ], AverageLatency(us), 3123.556072307919</text:p>
          </table:table-cell>
          <table:table-cell table:style-name="ce1"/>
          <table:table-cell office:value-type="string" table:style-name="ce1">
            <text:p>[UPDATE], AverageLatency(us), 35484.303167420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1821.5301582670847</text:p>
          </table:table-cell>
          <table:table-cell office:value-type="string" table:style-name="ce1">
            <text:p>[READ], AverageLatency(us), 4038.0598016459167</text:p>
          </table:table-cell>
          <table:table-cell table:style-name="ce1"/>
          <table:table-cell office:value-type="string" table:style-name="ce1">
            <text:p>[UPDATE], AverageLatency(us), 39889.258203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3455.312672938572</text:p>
          </table:table-cell>
          <table:table-cell office:value-type="string" table:style-name="ce1">
            <text:p>[READ], AverageLatency(us), 6656.947010239771</text:p>
          </table:table-cell>
          <table:table-cell table:style-name="ce1"/>
          <table:table-cell office:value-type="string" table:style-name="ce1">
            <text:p>[UPDATE], AverageLatency(us), 51878.5594855305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4638.313678150246</text:p>
          </table:table-cell>
          <table:table-cell office:value-type="string" table:style-name="ce1">
            <text:p>[READ], AverageLatency(us), 10944.487251885877</text:p>
          </table:table-cell>
          <table:table-cell table:style-name="ce1"/>
          <table:table-cell office:value-type="string" table:style-name="ce1">
            <text:p>[UPDATE], AverageLatency(us), 66891.737158908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5833.236015415158</text:p>
          </table:table-cell>
          <table:table-cell office:value-type="string" table:style-name="ce1">
            <text:p>[READ], AverageLatency(us), 13229.337976524139</text:p>
          </table:table-cell>
          <table:table-cell table:style-name="ce1"/>
          <table:table-cell office:value-type="string" table:style-name="ce1">
            <text:p>[UPDATE], AverageLatency(us), 75560.00881057269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-----------------------------------------NUEVO DIA----------------------------------------------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MYSQL CON 100 THREA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oRKLOADA 50% 50%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OVERALL], Throughput(ops/sec), 675.7213325224677</text:p>
          </table:table-cell>
          <table:table-cell office:value-type="string" table:style-name="ce1">
            <text:p>[UPDATE], AverageLatency(us), 62587.888120300755</text:p>
          </table:table-cell>
          <table:table-cell table:style-name="ce1"/>
          <table:table-cell office:value-type="string" table:style-name="ce1">
            <text:p>[READ], AverageLatency(us), 12510.3748628428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952.4263060145721</text:p>
          </table:table-cell>
          <table:table-cell office:value-type="string" table:style-name="ce1">
            <text:p>[UPDATE], AverageLatency(us), 63682.806323718905</text:p>
          </table:table-cell>
          <table:table-cell table:style-name="ce1"/>
          <table:table-cell office:value-type="string" table:style-name="ce1">
            <text:p>[READ], AverageLatency(us), 10591.6259711431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1377.505337833184</text:p>
          </table:table-cell>
          <table:table-cell office:value-type="string" table:style-name="ce1">
            <text:p>[UPDATE], AverageLatency(us), 65148.218873909595</text:p>
          </table:table-cell>
          <table:table-cell table:style-name="ce1"/>
          <table:table-cell office:value-type="string" table:style-name="ce1">
            <text:p>[READ], AverageLatency(us), 8919.3190072639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1795.8157493041215</text:p>
          </table:table-cell>
          <table:table-cell office:value-type="string" table:style-name="ce1">
            <text:p>[UPDATE], AverageLatency(us), 63479.49284418464</text:p>
          </table:table-cell>
          <table:table-cell table:style-name="ce1"/>
          <table:table-cell office:value-type="string" table:style-name="ce1">
            <text:p>[READ], AverageLatency(us), 6524.3213931335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2090.3010033444816</text:p>
          </table:table-cell>
          <table:table-cell office:value-type="string" table:style-name="ce1">
            <text:p>[UPDATE], AverageLatency(us), 66220.14160263447</text:p>
          </table:table-cell>
          <table:table-cell table:style-name="ce1"/>
          <table:table-cell office:value-type="string" table:style-name="ce1">
            <text:p>[READ], AverageLatency(us), 6283.6667000701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2191.5406530791147</text:p>
          </table:table-cell>
          <table:table-cell office:value-type="string" table:style-name="ce1">
            <text:p>[UPDATE], AverageLatency(us), 66471.44058408862</text:p>
          </table:table-cell>
          <table:table-cell table:style-name="ce1"/>
          <table:table-cell office:value-type="string" table:style-name="ce1">
            <text:p>[READ], AverageLatency(us), 5893.570407149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2070.8221163802027</text:p>
          </table:table-cell>
          <table:table-cell office:value-type="string" table:style-name="ce1">
            <text:p>[UPDATE], AverageLatency(us), 68765.20194038808</text:p>
          </table:table-cell>
          <table:table-cell table:style-name="ce1"/>
          <table:table-cell office:value-type="string" table:style-name="ce1">
            <text:p>[READ], AverageLatency(us), 6328.5374925014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2083.3333333333335</text:p>
          </table:table-cell>
          <table:table-cell office:value-type="string" table:style-name="ce1">
            <text:p>[UPDATE], AverageLatency(us), 66126.88637727546</text:p>
          </table:table-cell>
          <table:table-cell table:style-name="ce1"/>
          <table:table-cell office:value-type="string" table:style-name="ce1">
            <text:p>[READ], AverageLatency(us), 6405.349330133973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workload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OVERALL], Throughput(ops/sec), 678.2649981347713</text:p>
          </table:table-cell>
          <table:table-cell office:value-type="string" table:style-name="ce1">
            <text:p>[UPDATE], AverageLatency(us), 33047.09188660802</text:p>
          </table:table-cell>
          <table:table-cell table:style-name="ce1"/>
          <table:table-cell office:value-type="string" table:style-name="ce1">
            <text:p>[READ], AverageLatency(us), 2597.56937345207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950.2090459901178</text:p>
          </table:table-cell>
          <table:table-cell office:value-type="string" table:style-name="ce1">
            <text:p>[UPDATE], AverageLatency(us), 36020.3316168898</text:p>
          </table:table-cell>
          <table:table-cell table:style-name="ce1"/>
          <table:table-cell office:value-type="string" table:style-name="ce1">
            <text:p>[READ], AverageLatency(us), 2927.53376425455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1405.3826154170472</text:p>
          </table:table-cell>
          <table:table-cell office:value-type="string" table:style-name="ce1">
            <text:p>[UPDATE], AverageLatency(us), 42038.11156601842</text:p>
          </table:table-cell>
          <table:table-cell table:style-name="ce1"/>
          <table:table-cell office:value-type="string" table:style-name="ce1">
            <text:p>[READ], AverageLatency(us), 4176.4543447405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1830.1610541727673</text:p>
          </table:table-cell>
          <table:table-cell office:value-type="string" table:style-name="ce1">
            <text:p>[UPDATE], AverageLatency(us), 43686.87452830189</text:p>
          </table:table-cell>
          <table:table-cell table:style-name="ce1"/>
          <table:table-cell office:value-type="string" table:style-name="ce1">
            <text:p>[READ], AverageLatency(us), 3704.5382259767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3336.1134278565473</text:p>
          </table:table-cell>
          <table:table-cell office:value-type="string" table:style-name="ce1">
            <text:p>[UPDATE], AverageLatency(us), 50458.60638297872</text:p>
          </table:table-cell>
          <table:table-cell table:style-name="ce1"/>
          <table:table-cell office:value-type="string" table:style-name="ce1">
            <text:p>[READ], AverageLatency(us), 3627.38173573763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4577.706569008927</text:p>
          </table:table-cell>
          <table:table-cell office:value-type="string" table:style-name="ce1">
            <text:p>[UPDATE], AverageLatency(us), 52506.2553816047</text:p>
          </table:table-cell>
          <table:table-cell table:style-name="ce1"/>
          <table:table-cell office:value-type="string" table:style-name="ce1">
            <text:p>[READ], AverageLatency(us), 3533.73263779112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5235.602094240838</text:p>
          </table:table-cell>
          <table:table-cell office:value-type="string" table:style-name="ce1">
            <text:p>[UPDATE], AverageLatency(us), 59620.83026188167</text:p>
          </table:table-cell>
          <table:table-cell table:style-name="ce1"/>
          <table:table-cell office:value-type="string" table:style-name="ce1">
            <text:p>[READ], AverageLatency(us), 4873.1864094048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6337.135614702154</text:p>
          </table:table-cell>
          <table:table-cell office:value-type="string" table:style-name="ce1">
            <text:p>[UPDATE], AverageLatency(us), 58819.72541382668</text:p>
          </table:table-cell>
          <table:table-cell table:style-name="ce1"/>
          <table:table-cell office:value-type="string" table:style-name="ce1">
            <text:p>[READ], AverageLatency(us), 4100.8320771622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OVERALL], Throughput(ops/sec), 8980.69151324652</text:p>
          </table:table-cell>
          <table:table-cell office:value-type="string" table:style-name="ce1">
            <text:p>[UPDATE], AverageLatency(us), 47165.67028627838</text:p>
          </table:table-cell>
          <table:table-cell table:style-name="ce1"/>
          <table:table-cell office:value-type="string" table:style-name="ce1">
            <text:p>[READ], AverageLatency(us), 1787.7283404434613</text:p>
          </table:table-cell>
          <table:table-cell table:number-columns-repeated="16380"/>
        </table:table-row>
        <table:table-row table:number-rows-repeated="1048220" table:style-name="ro2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rio Lazaro</meta:initial-creator>
    <dc:creator>Mario Lazaro</dc:creator>
    <meta:creation-date>2013-09-19T14:20:00Z</meta:creation-date>
    <dc:date>2013-10-07T07:21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vertical="false" chart:connect-bars="false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19.25pt" svg:width="319.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false" chart:data-label-number="valu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d32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area" svg:height="255.0pt" svg:width="453.0pt" chart:style-name="Crt0">
        <chart:plot-area svg:x="21.80062992125984pt" svg:y="24.22503937007874pt" svg:width="356.8507874015748pt" svg:height="213.7750393700787pt" chart:style-name="Plt0">
          <chart:axis chart:dimension="y" chart:name="primary-y" chart:style-name="Axs0">
            <chart:title chart:style-name="AT00">
              <text:p text:style-name="a0" text:class-names="" text:cond-style-name="">Elements per secon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Threads</text:p>
            </chart:title>
            <chart:categories table:cell-range-address="Sheet1.B9:.G9"/>
          </chart:axis>
          <chart:series chart:values-cell-range-address="Sheet1.B10:.G10" chart:class="chart:area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16.0pt" svg:width="453.0pt" chart:style-name="Crt0">
        <chart:plot-area svg:x="36.37472440944882pt" svg:y="23.4592125984252pt" svg:width="397.1215748031496pt" svg:height="171.1756692913386pt" chart:style-name="Plt0">
          <chart:axis chart:dimension="y" chart:name="primary-y" chart:style-name="Axs0">
            <chart:title chart:style-name="AT00">
              <text:p text:style-name="a0" text:class-names="" text:cond-style-name="">Total Time (sec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Compression Codec</text:p>
            </chart:title>
            <chart:categories table:cell-range-address="Sheet1.A46:.A49"/>
          </chart:axis>
          <chart:series chart:values-cell-range-address="Sheet1.B46:.B49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pt" svg:width="453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otal Time (sec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Regions</text:p>
            </chart:title>
          </chart:axis>
          <chart:series chart:label-cell-address="Sheet1.B56" chart:values-cell-range-address="Sheet1.B49" chart:class="chart:bar" chart:attached-axis="primary-y" chart:style-name="G0S0">
            <chart:data-point/>
          </chart:series>
          <chart:series chart:label-cell-address="Sheet1.B57" chart:values-cell-range-address="Sheet1.B51" chart:class="chart:bar" chart:attached-axis="primary-y" chart:style-name="G0S1"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pt" svg:width="453.0pt" chart:style-name="Crt0">
        <chart:legend svg:x="297.5271653543307pt" svg:y="100.7190551181102pt" chart:style-name="Lgnd"/>
        <chart:plot-area svg:x="37.6792125984252pt" svg:y="24.20204724409449pt" svg:width="241.701811023622pt" svg:height="213.765905511811pt" chart:style-name="Plt0">
          <chart:axis chart:dimension="y" chart:name="primary-y" chart:style-name="Axs0">
            <chart:title chart:style-name="AT00">
              <text:p text:style-name="a0" text:class-names="" text:cond-style-name="">Total Time (sec)</text:p>
            </chart:title>
            <chart:grid chart:class="major" chart:style-name="GMa0"/>
          </chart:axis>
          <chart:axis chart:dimension="x" chart:name="primary-x" chart:style-name="Axs1"/>
          <chart:series chart:label-cell-address="Sheet1.B67" chart:values-cell-range-address="Sheet1.B51" chart:class="chart:bar" chart:attached-axis="primary-y" chart:style-name="G0S0">
            <chart:data-point/>
          </chart:series>
          <chart:series chart:label-cell-address="Sheet1.B68" chart:values-cell-range-address="Sheet1.B52" chart:class="chart:bar" chart:attached-axis="primary-y" chart:style-name="G0S1">
            <chart:data-point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pt" svg:width="453.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otal Execution Time (sec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HDFS Block Size</text:p>
            </chart:title>
          </chart:axis>
          <chart:series chart:label-cell-address="Sheet1.B71" chart:values-cell-range-address="Sheet1.B52" chart:class="chart:bar" chart:attached-axis="primary-y" chart:style-name="G0S0">
            <chart:data-point/>
          </chart:series>
          <chart:series chart:label-cell-address="Sheet1.B72" chart:values-cell-range-address="Sheet1.B53" chart:class="chart:bar" chart:attached-axis="primary-y" chart:style-name="G0S1">
            <chart:data-point/>
          </chart:series>
          <chart:series chart:label-cell-address="Sheet1.B73" chart:values-cell-range-address="Sheet1.B54" chart:class="chart:bar" chart:attached-axis="primary-y" chart:style-name="G0S2"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25pt" svg:width="453.0pt" chart:style-name="Crt0">
        <chart:plot-area svg:x="26.87692913385827pt" svg:y="19.56204724409449pt" svg:width="413.0385826771654pt" svg:height="213.1442519685039pt" chart:style-name="Plt0">
          <chart:axis chart:dimension="y" chart:name="primary-y" chart:style-name="Axs0">
            <chart:title chart:style-name="AT00">
              <text:p text:style-name="a0" text:class-names="" text:cond-style-name="">Execution Time (sec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Random Reads</text:p>
            </chart:title>
            <chart:categories table:cell-range-address="Sheet1.A102:.A106"/>
          </chart:axis>
          <chart:series chart:label-cell-address="Sheet1.D101" chart:values-cell-range-address="Sheet1.D102:.D10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pt" svg:width="453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A256:.A259"/>
          </chart:axis>
          <chart:series chart:values-cell-range-address="Sheet1.B256:.B25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00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Mi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98.0pt" svg:width="656.25pt" chart:style-name="Crt0">
        <chart:title chart:style-name="CT00">
          <text:p text:style-name="a0" text:class-names="" text:cond-style-name="">Load phase, [INSERT]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erage latency (ms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Throughput (ops/sec)</text:p>
            </chart:title>
            <chart:grid chart:class="major" chart:style-name="GMa1"/>
          </chart:axis>
          <chart:series chart:label-cell-address="Sheet1.J241" chart:values-cell-range-address="Sheet1.L241" chart:class="chart:scatter" chart:attached-axis="primary-y" chart:style-name="G0S0">
            <chart:domain table:cell-range-address="Sheet1.K241"/>
            <chart:data-point/>
          </chart:series>
          <chart:series chart:label-cell-address="Sheet1.J242" chart:values-cell-range-address="Sheet1.L242" chart:class="chart:scatter" chart:attached-axis="primary-y" chart:style-name="G0S1">
            <chart:domain table:cell-range-address="Sheet1.K242"/>
            <chart:data-point/>
          </chart:series>
          <chart:series chart:label-cell-address="Sheet1.J243" chart:values-cell-range-address="Sheet1.L243" chart:class="chart:scatter" chart:attached-axis="primary-y" chart:style-name="G0S2">
            <chart:domain table:cell-range-address="Sheet1.K243"/>
            <chart:data-point/>
          </chart:series>
          <chart:series chart:label-cell-address="Sheet1.J244" chart:values-cell-range-address="Sheet1.L244" chart:class="chart:scatter" chart:attached-axis="primary-y" chart:style-name="G0S3">
            <chart:domain table:cell-range-address="Sheet1.K244"/>
            <chart:data-point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